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2.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3.4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368cm" fo:min-width="9.47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12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12.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12.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35cm" fo:min-width="12.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12.7cm"/>
      <style:paragraph-properties style:writing-mode="lr-tb"/>
    </style:style>
    <style:style style:name="gr10" style:family="graphic" style:parent-style-name="standard">
      <style:graphic-properties svg:stroke-color="#f10d0c" draw:fill-color="#ff972f" draw:opacity="0%" draw:opacity-name="" draw:textarea-horizontal-align="justify" draw:textarea-vertical-align="middle" draw:auto-grow-height="false" fo:min-height="20.15cm" fo:min-width="14.3cm"/>
    </style:style>
    <style:style style:name="gr11" style:family="graphic" style:parent-style-name="standard">
      <style:graphic-properties svg:stroke-color="#55215b" draw:fill-color="#ff972f" draw:opacity="0%" draw:opacity-name="" draw:textarea-horizontal-align="justify" draw:textarea-vertical-align="middle" draw:auto-grow-height="false" fo:min-height="5.85cm" fo:min-width="13cm"/>
    </style:style>
    <style:style style:name="gr12" style:family="graphic" style:parent-style-name="standard">
      <style:graphic-properties svg:stroke-color="#e8a202" draw:fill-color="#ff972f" draw:opacity="0%" draw:opacity-name="" draw:textarea-horizontal-align="justify" draw:textarea-vertical-align="middle" draw:auto-grow-height="false" fo:min-height="4.35cm" fo:min-width="13cm"/>
    </style:style>
    <style:style style:name="gr13" style:family="graphic" style:parent-style-name="standard">
      <style:graphic-properties svg:stroke-color="#3faf46" draw:fill-color="#ff972f" draw:opacity="0%" draw:opacity-name="" draw:textarea-horizontal-align="justify" draw:textarea-vertical-align="middle" draw:auto-grow-height="false" fo:min-height="3.95cm" fo:min-width="13.3cm"/>
    </style:style>
    <style:style style:name="gr14" style:family="graphic" style:parent-style-name="standard">
      <style:graphic-properties svg:stroke-color="#f10d0c" draw:fill-color="#ff972f" draw:opacity="0%" draw:opacity-name="" draw:textarea-horizontal-align="justify" draw:textarea-vertical-align="middle" draw:auto-grow-height="false" fo:min-height="2.05cm" fo:min-width="13.1cm"/>
    </style:style>
    <style:style style:name="gr15" style:family="graphic" style:parent-style-name="standard">
      <style:graphic-properties svg:stroke-color="#f10d0c" draw:fill-color="#ff972f" draw:opacity="0%" draw:opacity-name="" draw:textarea-horizontal-align="justify" draw:textarea-vertical-align="middle" draw:auto-grow-height="false" fo:min-height="1.05cm" fo:min-width="12.9cm"/>
    </style:style>
    <style:style style:name="gr16" style:family="graphic" style:parent-style-name="standard">
      <style:graphic-properties svg:stroke-width="0.018cm" svg:stroke-color="#acb20c" draw:marker-start-width="0.227cm" draw:marker-end-width="0.227cm" draw:fill-color="#ff972f" draw:opacity="0%" draw:opacity-name="" draw:textarea-horizontal-align="justify" draw:textarea-vertical-align="middle" draw:auto-grow-height="false" fo:min-height="1.75cm" fo:min-width="13.4cm" fo:padding-top="0.134cm" fo:padding-bottom="0.134cm" fo:padding-left="0.259cm" fo:padding-right="0.259cm"/>
    </style:style>
    <style:style style:name="gr17" style:family="graphic" style:parent-style-name="standard">
      <style:graphic-properties svg:stroke-color="#5eb91e" draw:fill-color="#ff972f" draw:opacity="0%" draw:opacity-name="" draw:textarea-horizontal-align="justify" draw:textarea-vertical-align="middle" draw:auto-grow-height="false" fo:min-height="0.45cm" fo:min-width="14cm"/>
    </style:style>
    <style:style style:name="gr18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972f"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cm" svg:height="1.7cm" svg:x="3.6cm" svg:y="2.2cm">
          <text:p text:style-name="P1">Tittle and descrip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2cm" svg:x="3.6cm" svg:y="4.1cm">
          <text:p text:style-name="P1">Set locatio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8cm" svg:y1="7cm" svg:x2="3.7cm" svg:y2="5.1cm">
          <text:p/>
        </draw:line>
        <draw:custom-shape draw:style-name="gr4" draw:text-style-name="P1" draw:layer="layout" svg:width="14.1cm" svg:height="3.7cm" svg:x="-12.1cm" svg:y="5.5cm">
          <text:p text:style-name="P1">With postcode or location, or GB coordinated,</text:p>
          <text:p text:style-name="P1"><text:s/>or long/l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3.3cm" svg:height="2.2cm" svg:x="3.7cm" svg:y="5.8cm">
          <text:p text:style-name="P1">Suggested station auto-selecte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2cm" svg:height="1.7cm" svg:x="3.8cm" svg:y="10.2cm">
          <text:p text:style-name="P1">Estimated First Fros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1cm" svg:height="1.7cm" svg:x="3.9cm" svg:y="12.6cm">
          <text:p text:style-name="P1">Estimated Last Fros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9cm" svg:height="5.6cm" svg:x="4.1cm" svg:y="15cm">
          <text:p text:style-name="P1">Tabbed table 1: Every Year First Front</text:p>
          <text:p text:style-name="P1">Tabbed table 2: Every Year Last Fros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3.2cm" svg:height="1.3cm" svg:x="3.8cm" svg:y="8.4cm">
          <text:p text:style-name="P1">Offset 1,2,3,4 <text:s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4.8cm" svg:height="20.4cm" svg:x="3cm" svg:y="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5cm" svg:height="6.1cm" svg:x="3.7cm" svg:y="14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3.5cm" svg:height="4.6cm" svg:x="3.7cm" svg:y="9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4.2cm" svg:x="3.5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3.6cm" svg:height="2.3cm" svg:x="3.6cm" svg:y="5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3.4cm" svg:height="1.3cm" svg:x="3.6cm" svg:y="4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3.9cm" svg:height="2cm" svg:x="3.4cm" svg:y="1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4.5cm" svg:height="0.7cm" svg:x="3.2cm" svg:y="2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8" draw:text-style-name="P4" draw:layer="controls" svg:width="8.5cm" svg:height="8.783cm" svg:x="1.2cm" svg:y="1.539cm">
          <draw:text-box>
            <text:p><text:span text:style-name="T1">Components:</text:span></text:p>
            <text:p>Observations</text:p>
            <text:p>- observationPointSelection</text:p>
            <text:p>– setMyLocation</text:p>
            <text:p>– selectObservationPost</text:p>
            <text:p>-estimation</text:p>
            <text:p>– firstFrostEstimation</text:p>
            <text:p>– lastFrostEstimation</text:p>
            <text:p>-tabbedDetails</text:p>
            <text:p>--firstFrost</text:p>
            <text:p>--lastFrost</text:p>
            <text:p>-foot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21:35:47.133069163</meta:creation-date>
    <dc:date>2020-10-23T04:51:37.456194169</dc:date>
    <meta:editing-duration>PT8M42S</meta:editing-duration>
    <meta:editing-cycles>2</meta:editing-cycles>
    <meta:generator>LibreOffice/6.4.6.2$Linux_X86_64 LibreOffice_project/40$Build-2</meta:generator>
    <meta:document-statistic meta:object-count="18"/>
  </office:meta>
</office:document-meta>
</file>